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9.48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5" style:family="graphic" style:parent-style-name="standard">
      <style:graphic-properties draw:stroke="none" draw:fill="none" fo:min-height="1.424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3.473cm"/>
      <style:paragraph-properties style:writing-mode="lr-tb"/>
    </style:style>
    <style:style style:name="pr5" style:family="presentation" style:parent-style-name="Standard-outline1">
      <style:graphic-properties fo:min-height="8.88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6pt" style:font-size-asian="16pt" style:font-size-complex="16pt"/>
    </style:style>
    <style:style style:name="P4" style:family="paragraph">
      <loext:graphic-properties draw:fill="none" draw:fill-color="#ffffff"/>
    </style:style>
    <style:style style:name="P5" style:family="paragraph">
      <loext:graphic-properties draw:fill-color="#ffffff"/>
      <style:paragraph-properties style:writing-mode="lr-tb"/>
    </style:style>
    <style:style style:name="P6" style:family="paragraph">
      <style:paragraph-properties style:writing-mode="lr-tb"/>
      <style:text-properties fo:font-size="40pt" style:font-size-asian="40pt" style:font-size-complex="40pt"/>
    </style:style>
    <style:style style:name="P7" style:family="paragraph">
      <loext:graphic-properties draw:fill="none"/>
      <style:paragraph-properties style:writing-mode="lr-tb"/>
      <style:text-properties fo:font-size="12pt" style:font-size-asian="12pt" style:font-size-complex="12pt"/>
    </style:style>
    <style:style style:name="P8" style:family="paragraph">
      <loext:graphic-properties draw:fill="none" draw:fill-color="#ffffff"/>
      <style:paragraph-properties style:writing-mode="lr-tb"/>
      <style:text-properties fo:font-size="15pt" style:font-size-asian="15pt" style:font-size-complex="15pt"/>
    </style:style>
    <style:style style:name="P9" style:family="paragraph">
      <style:paragraph-properties fo:margin-left="0cm" fo:margin-right="0cm" fo:margin-top="0cm" fo:margin-bottom="0cm" fo:line-height="100%" fo:text-indent="0cm"/>
    </style:style>
    <style:style style:name="P10" style:family="paragraph">
      <style:paragraph-properties style:writing-mode="lr-tb"/>
      <style:text-properties fo:font-size="15pt" style:font-size-asian="15pt" style:font-size-complex="15pt"/>
    </style:style>
    <style:style style:name="P11" style:family="paragraph">
      <loext:graphic-properties draw:fill="none"/>
      <style:paragraph-properties style:writing-mode="lr-tb"/>
      <style:text-properties fo:font-size="15pt" style:font-size-asian="15pt" style:font-size-complex="15pt"/>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40pt" style:font-size-asian="40pt" style:font-size-complex="40pt"/>
    </style:style>
    <style:style style:name="T4" style:family="text">
      <style:text-properties fo:font-size="12pt" style:font-size-asian="12pt"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La liberté d’expression</text:p>
          </draw:text-box>
        </draw:frame>
        <draw:frame presentation:style-name="pr2" draw:text-style-name="P3" draw:layer="layout" svg:width="25.199cm" svg:height="9.134cm" svg:x="1.301cm" svg:y="3.5cm" presentation:class="subtitle" presentation:user-transformed="true">
          <draw:text-box>
            <text:p text:style-name="P2"><text:span text:style-name="T1">Définition :</text:span></text:p>
            <text:p text:style-name="P2"><text:span text:style-name="T1"/></text:p>
            <text:p text:style-name="P2"><text:span text:style-name="T1">La liberté d'expression est le droit reconnu à l'individu de faire connaître le produit de sa propre activité intellectuelle à son entourage.</text:span></text:p>
            <text:p text:style-name="P2"><text:span text:style-name="T1">Elle procède de la faculté de communiquer entre humains. Celle-ci a longtemps été considérée comme un simple phénomène naturel conditionnant la vie sociale, avant d'être solennellement érigée en liberté individuelle, aujourd'hui juridiquement garantie mais en réalité encadrée.</text:span></text:p>
            <text:p text:style-name="P2"><text:span text:style-name="T1"/></text:p>
            <text:p text:style-name="P2"><text:span text:style-name="T2">Source : Wikipedia</text:span></text:p>
            <text:p text:style-name="P2"><text:span text:style-name="T1"/></text:p>
            <text:p text:style-name="P2"><text:span text:style-name="T1">En France, c'est l'article 11 de la Déclaration des droits de l'homme et du citoyen de 1789, qui a donné une existence juridique à la liberté d'expression : La libre communication des pensées et des opinions est un des droits les plus précieux de l'Homme : tout Citoyen peut donc parler, écrire, penser comme il veut sans devoir se conformer à l’opinion des autres.</text:span></text:p>
          </draw:text-box>
        </draw:frame>
        <draw:frame draw:style-name="gr1" draw:text-style-name="P4" draw:layer="layout" svg:width="10.5cm" svg:height="0.962cm" svg:x="1.5cm" svg:y="13.5cm">
          <draw:text-box>
            <text:p>By Ethan ROBERT 2nd 11</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6" draw:layer="layout" svg:width="28.5cm" svg:height="3.473cm" svg:x="-0.5cm" svg:y="0.027cm" presentation:class="title" presentation:user-transformed="true">
          <draw:text-box>
            <text:p><text:span text:style-name="T3">La liberté d’expression en Corée du nord</text:span></text:p>
          </draw:text-box>
        </draw:frame>
        <draw:frame presentation:style-name="pr5" draw:text-style-name="P1" draw:layer="layout" svg:width="25.199cm" svg:height="9.134cm" svg:x="1.4cm" svg:y="3.685cm" presentation:class="outline" presentation:user-transformed="true">
          <draw:text-box>
            <text:list text:style-name="L2">
              <text:list-item>
                <text:p>La Corée du nord de Kim Jong-un est le pays le plus fermé du monde. Les habitants n’ont presque aucun droit et toute l’économie et la société du pays est contrôlée par l’état. Les téléphones portables sont même interdit ainsi que l’usage d’internet et des autres moyens de communication en particulier avec l’étranger qui ne sont pas contrôlé par l’état. Le système de la Corée du nord pour contrôler sa population et que personne ne « sorte des rangs » est basé sur une censure poussée à l’extrême. </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1" draw:layer="layout" svg:width="25.199cm" svg:height="2.629cm" svg:x="1.4cm" svg:y="0.628cm" presentation:class="title">
          <draw:text-box>
            <text:p>Comment la censure fonctionne ?</text:p>
          </draw:text-box>
        </draw:frame>
        <draw:frame draw:style-name="gr3" draw:text-style-name="P7" draw:layer="layout" svg:width="27.417cm" svg:height="9.731cm" svg:x="0.083cm" svg:y="3cm">
          <draw:text-box>
            <text:p><text:span text:style-name="T4">L’article 53 de la constitution du pays appelle à la liberté de la presse, mais même avec l’installation d’un bureau de l’Associated Press qui emploie des Nord-Coréens et est situé au siège de l’Agence centrale de presse coréenne, gérée par l’État et la présence d’un petit corps de presse étranger originaire de pays politiquement proches, l’accès aux sources d’information indépendantes est l’extrêmement limité. La quasi-totalité des contenus des 12 journaux principaux de la Corée du Nord, de ses 20 revues et de ses radiodiffuseurs proviennent de l’Agence centrale de presse coréenne officielle, qui se concentre sur les déclarations et activités des dirigeants politiques. Internet est réservé à l’élite politique, mais certaines écoles et institutions d’État ont accès à un intranet étroitement contrôlé appelé Kwangmyong, selon l’AP. Les Nord-Coréens à la recherche d’informations indépendantes se sont tournés vers des signaux de télévision et de radio piratés et des DVD étrangers introduits en contrebande, notamment le long de la frontière poreuse avec la Chine. Bien que les portables soient interdits, certains citoyens ont pu capter des informations ces dernières années grâce à des appareils passés en contrebande qui dépendent de tours de téléphonie cellulaire chinoises. Des journaux sud-coréens ont rapporté que la Corée du Nord a commencé en 2013 à produire des smartphones qui fonctionnent sur un réseau construit par la société égyptienne Orascom et la Société des postes et télécommunications nord-coréenne. On voit souvent les commerçants dans les marchés de rue avec des téléphones cellulaires 3G qui supportent les échanges vidéo et de SMS, d’après des voyageurs revenant de Corée du Nord.</text:span></text:p>
            <text:p><text:span text:style-name="T4"/></text:p>
            <text:p><text:span text:style-name="T4">Point sombre : Après que Kim Jong-un a commandé l’exécution de son oncle, Jang Song Thaek (au moment de la deuxième anniversaire de la mort de son père), toute mention de Jang a été supprimée des archives des médias de l’État, y compris d’une vidéo officielle d’où Jang a été soigneusement coupé. Jang a été vilipendé dans les médias comme « méprisable ordure humaine, qui était pire qu’un chien ».</text:span></text:p>
            <text:p><text:span text:style-name="T4"/></text:p>
            <text:p><text:span text:style-name="T4"/></text:p>
            <text:p><text:span text:style-name="T5">Source : cpj.org (commitee to protect journalists)</text:span></text:p>
          </draw:text-box>
        </draw:frame>
        <draw:frame draw:style-name="gr4" draw:text-style-name="P8" draw:layer="layout" svg:width="26.5cm" svg:height="1.427cm" svg:x="0cm" svg:y="13cm">
          <draw:text-box>
            <text:p><text:span text:style-name="T6">Cet article explique très bien le fonctionnement de la censure en Corée du Nord. Je n’ai donc pas jugé nécessaire de le modifier.</text:span></text:p>
          </draw:text-box>
        </draw:frame>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1" draw:layer="layout" svg:width="25.199cm" svg:height="2.629cm" svg:x="1.4cm" svg:y="0.628cm" presentation:class="title">
          <draw:text-box>
            <text:p>La liberté d’expression en Ethiopie</text:p>
          </draw:text-box>
        </draw:frame>
        <draw:frame presentation:style-name="pr5" draw:text-style-name="P1" draw:layer="layout" svg:width="25.199cm" svg:height="9.134cm" svg:x="1.4cm" svg:y="3.685cm" presentation:class="outline" presentation:user-transformed="true">
          <draw:text-box>
            <text:list text:style-name="L2">
              <text:list-item>
                <text:p>L’Ethiopie est situé dans la Corne de l’Afrique et possède 110 millions d’habitants Ce qui en fait le deuxième pays le plus peuplé d’Afrique.</text:p>
              </text:list-item>
              <text:list-item>
                <text:p>Malgré sa population importante l’Ethiopie est le quatrième pays exerçant la censure la plus forte selon le CPJ.</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1" draw:layer="layout" svg:width="25.199cm" svg:height="2.629cm" svg:x="1.4cm" svg:y="0.628cm" presentation:class="title" presentation:user-transformed="true">
          <draw:text-box>
            <text:p>La censure en Ethiopie</text:p>
          </draw:text-box>
        </draw:frame>
        <draw:frame presentation:style-name="pr5" draw:text-style-name="P10" draw:layer="layout" svg:width="25.199cm" svg:height="9.134cm" svg:x="1.301cm" svg:y="3.685cm" presentation:class="outline" presentation:user-transformed="true">
          <draw:text-box>
            <text:list text:style-name="L2">
              <text:list-item>
                <text:p><text:span text:style-name="T6">Lorsque l’Éthiopie se préparait à ses élections de mai 2015, l’État a mené une campagne de répression systématique contre les dernières publications indépendantes du pays en arrêtant des journalistes et en intimidant des entreprises d’impression et de distribution. Des poursuites contre des rédacteurs et l’obligation pour les maisons d’édition de cesser la production n’ont laissé qu’une poignée de publications indépendantes dans un pays de plus de 100 millions d’habitants. Dix journalistes et blogueurs indépendants ont été emprisonnés en 2014 ; les autorités ont intenté un procès en août contre six publications accusés d’« encourager le terrorisme », ce qui a forcé 16 journalistes à s’exiler. Il n’y plus de radiodiffuseurs indépendants, bien que des émissions de la station d’opposition, l’Ethiopia Satellite Television (ESAT), basée aux États-Unis, soient diffusées par intermittence dans le pays. La société de télécommunications Ethio Telecom, contrôlée par l’État, est le seul fournisseur de service Internet et suspend régulièrement des sites Web d’actualités jugés critiques envers le gouvernement. Il y a des journalistes internationaux qui travaillent en Éthiopie, mais beaucoup sont sous surveillance et confrontés au harcèlement. Bien que les journalistes n’aient pas eu de difficultés à obtenir leur accréditation par le passé, les nouveaux arrivés disent qu’ils rencontrent des obstacles.</text:span></text:p>
                <text:p><text:span text:style-name="T6"/></text:p>
                <text:p text:style-name="P9"><text:span text:style-name="T7">Source : cpj.org (commitee to protect journalists)</text:span></text:p>
              </text:list-item>
            </text:list>
          </draw:text-box>
        </draw:frame>
        <draw:frame draw:style-name="gr5" draw:text-style-name="P11" draw:layer="layout" svg:width="27.794cm" svg:height="1.674cm" svg:x="0.206cm" svg:y="13.5cm">
          <draw:text-box>
            <text:p><text:span text:style-name="T6">Comme la Corée du Nord, cet article explique très bien le fonctionnement de la censure en Ethiopie. Je n’ai donc pas jugé nécessaire de le modifier.</text:span></text:p>
          </draw:text-box>
        </draw:frame>
        <presentation:notes draw:style-name="dp2">
          <draw:page-thumbnail draw:style-name="gr2"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1-09T15:40:17.665000000</meta:creation-date>
    <meta:generator>LibreOffice/7.2.4.1$Windows_X86_64 LibreOffice_project/27d75539669ac387bb498e35313b970b7fe9c4f9</meta:generator>
    <dc:date>2023-01-09T17:01:43.586000000</dc:date>
    <meta:editing-duration>PT26M20S</meta:editing-duration>
    <meta:editing-cycles>7</meta:editing-cycles>
    <meta:document-statistic meta:object-count="44"/>
  </office:meta>
</office:document-meta>
</file>